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rsid="0017174a" officeooo:paragraph-rsid="0017174a"/>
    </style:style>
    <style:style style:name="P2" style:family="paragraph" style:parent-style-name="Normal">
      <style:text-properties officeooo:rsid="0005ef30" officeooo:paragraph-rsid="0009a43c"/>
    </style:style>
    <style:style style:name="P3" style:family="paragraph" style:parent-style-name="Normal">
      <style:text-properties officeooo:paragraph-rsid="00153b15"/>
    </style:style>
    <style:style style:name="P4" style:family="paragraph" style:parent-style-name="pragma">
      <style:text-properties officeooo:paragraph-rsid="00153b15"/>
    </style:style>
    <style:style style:name="P5" style:family="paragraph" style:parent-style-name="chapeau">
      <style:text-properties officeooo:rsid="0017174a" officeooo:paragraph-rsid="0017174a"/>
    </style:style>
    <style:style style:name="T1" style:family="text">
      <style:text-properties officeooo:rsid="0009a43c"/>
    </style:style>
    <style:style style:name="T2" style:family="text">
      <style:text-properties officeooo:rsid="001445df"/>
    </style:style>
    <style:style style:name="T3" style:family="text">
      <style:text-properties officeooo:rsid="0017174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Diamond_editions</dc:title>
    <meta:creation-date>2015-05-20T13:56:46.572037823</meta:creation-date>
    <dc:language>fr-FR</dc:language>
    <meta:editing-cycles>5</meta:editing-cycles>
    <meta:editing-duration>PT1M7S</meta:editing-duration>
    <meta:initial-creator>Tristan Colombo</meta:initial-creator>
    <dc:date>2019-03-22T11:11:09.771979135</dc:date>
    <dc:creator>Tristan Colombo</dc:creator>
    <meta:document-statistic meta:table-count="0" meta:image-count="0" meta:object-count="0" meta:page-count="1" meta:paragraph-count="0" meta:word-count="0" meta:character-count="0" meta:non-whitespace-character-count="0"/>
    <meta:user-defined meta:name="Info 1"/>
    <meta:user-defined meta:name="Info 2"/>
    <meta:user-defined meta:name="Info 3"/>
    <meta:user-defined meta:name="Info 4"/>
    <meta:template xlink:type="simple" xlink:actuate="onRequest" xlink:title="Diamond_editions" xlink:href="../gnulinuxmagazine.ott" meta:date="2015-05-20T13:56:46.476440373"/>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